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a61840" officeooo:paragraph-rsid="03a61840"/>
    </style:style>
    <style:style style:name="P4" style:family="paragraph" style:parent-style-name="Text_20_body">
      <style:text-properties officeooo:rsid="03c244f0" officeooo:paragraph-rsid="03d3ddec"/>
    </style:style>
    <style:style style:name="P5" style:family="paragraph" style:parent-style-name="Text_20_body">
      <style:text-properties officeooo:paragraph-rsid="03dd39ec"/>
    </style:style>
    <style:style style:name="P6" style:family="paragraph" style:parent-style-name="Text_20_body">
      <style:text-properties officeooo:rsid="03ab7527" officeooo:paragraph-rsid="03ab7950"/>
    </style:style>
    <style:style style:name="P7" style:family="paragraph" style:parent-style-name="Text_20_body">
      <style:text-properties officeooo:rsid="03de35da" officeooo:paragraph-rsid="03de35da"/>
    </style:style>
    <style:style style:name="P8" style:family="paragraph" style:parent-style-name="Text_20_body">
      <style:text-properties officeooo:rsid="03a99edc" officeooo:paragraph-rsid="03e8fa50"/>
    </style:style>
    <style:style style:name="P9" style:family="paragraph" style:parent-style-name="Text_20_body">
      <style:text-properties officeooo:rsid="03c244f0" officeooo:paragraph-rsid="03d3ddec"/>
    </style:style>
    <style:style style:name="P10" style:family="paragraph" style:parent-style-name="Heading_20_1">
      <style:text-properties officeooo:rsid="03d8a769" officeooo:paragraph-rsid="03d8a7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a8bbf9" style:font-weight-asian="bold" style:font-weight-complex="bold"/>
    </style:style>
    <style:style style:name="T3" style:family="text">
      <style:text-properties fo:font-weight="bold" officeooo:rsid="03ab7950" style:font-weight-asian="bold" style:font-weight-complex="bold"/>
    </style:style>
    <style:style style:name="T4" style:family="text">
      <style:text-properties fo:font-weight="bold" officeooo:rsid="03ad5288" style:font-weight-asian="bold" style:font-weight-complex="bold"/>
    </style:style>
    <style:style style:name="T5" style:family="text">
      <style:text-properties fo:font-weight="bold" officeooo:rsid="03c6630d" style:font-weight-asian="bold" style:font-weight-complex="bold"/>
    </style:style>
    <style:style style:name="T6" style:family="text">
      <style:text-properties officeooo:rsid="03a8bbf9"/>
    </style:style>
    <style:style style:name="T7" style:family="text">
      <style:text-properties officeooo:rsid="03ab7527"/>
    </style:style>
    <style:style style:name="T8" style:family="text">
      <style:text-properties officeooo:rsid="03ab7950"/>
    </style:style>
    <style:style style:name="T9" style:family="text">
      <style:text-properties officeooo:rsid="03c3cc96"/>
    </style:style>
    <style:style style:name="T10" style:family="text">
      <style:text-properties officeooo:rsid="03c6630d"/>
    </style:style>
    <style:style style:name="T11" style:family="text">
      <style:text-properties officeooo:rsid="03d753bb"/>
    </style:style>
    <style:style style:name="T12" style:family="text">
      <style:text-properties officeooo:rsid="03d9ed96"/>
    </style:style>
    <style:style style:name="T13" style:family="text">
      <style:text-properties fo:font-style="normal" fo:font-weight="normal" officeooo:rsid="03a8bbf9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3ad5288" style:font-style-asian="normal" style:font-weight-asian="normal" style:font-style-complex="normal" style:font-weight-complex="normal"/>
    </style:style>
    <style:style style:name="T15" style:family="text">
      <style:text-properties officeooo:rsid="03dfedff"/>
    </style:style>
    <style:style style:name="T16" style:family="text">
      <style:text-properties officeooo:rsid="03eb616e"/>
    </style:style>
    <style:style style:name="T17" style:family="text">
      <style:text-properties officeooo:rsid="03f102f0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אלגוריתמים 2 מ - הנחיות כלליות לשיעורי הבית</text:h>
      <text:p text:style-name="P3"><text:span text:style-name="T3">מטרת התרגילים</text:span><text:span text:style-name="T8">: התרגילים</text:span> נועדו עבורכם הסטודנטים<text:span text:style-name="T8">! אנחנו עובדים קשה כדי להכין עבורכם תרגילים שיעזרו לכם </text:span>להבין <text:span text:style-name="T16">ולתרגל </text:span>את החומר הנלמד.</text:p>
      <text:p text:style-name="P3"><text:span text:style-name="T3">מספר התרגילים</text:span><text:span text:style-name="T8">: </text:span>נשתדל (בלי נדר) לתת תרגיל בית בכל שבוע<text:span text:style-name="T11"> פרט לאחרון</text:span>, סה"כ 12 תרגילים.</text:p>
      <text:p text:style-name="P6"><text:span text:style-name="T1">משקל בציון</text:span>: <text:span text:style-name="T9">התרגילים יהיו </text:span>כ-<text:span text:style-name="T12">10%</text:span> מהציון הסופי<text:span text:style-name="T9">, </text:span>המשקל המדוייק ייקבע בהמשך.</text:p>
      <text:p text:style-name="P7"><text:span text:style-name="T1">ציון התרגילים</text:span>: הציון יהיה בינארי - עובר או נכשל.<text:span text:style-name="T15"> בכל תרגיל יהיו מספר שאלות. כדי לקבל ציון "עובר" מספיק לפתור שאלה אחת. התרגילים ייבדקו מדגמית (במילים אחרות: כדאי להגיש! כמעט כל מי שיגיש יקבל ציון עובר, אלא אם כן יגיש את רשימת הקניות שלו או משהו דומה..).</text:span></text:p>
      <text:p text:style-name="P5"><text:span text:style-name="T2">זמן ההגשה</text:span><text:span text:style-name="T6">: <text:s text:c="2"/>יש לפתור כל תרגיל תוך </text:span><text:span text:style-name="T13">שב</text:span><text:span text:style-name="T14">וע אחד</text:span><text:span text:style-name="T4"> </text:span><text:span text:style-name="T6">מיום נתינתו. התרגיל ייפתר בזמן התירגול בשבוע הבא, כך שאין אפשרות להגיש באיחור.</text:span></text:p>
      <text:p text:style-name="P8"><text:span text:style-name="T7">מי שיש לו סיבה מוצדקת שמנעה ממנו להגיש את התרגיל בזמן, יכול לבקש פטור ע"י הגשת בקשה במוּדל בתיבת-ההגשה של התרגיל.</text:span></text:p>
      <text:p text:style-name="P4"><text:span text:style-name="T5">שימו לב</text:span><text:span text:style-name="T10">: התרגילים הם הכנה מצויינת למבחן, חלק מהם יופיעו במבחן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9T15:02:21.086698424</dc:date>
    <meta:editing-duration>P8DT7H23M57S</meta:editing-duration>
    <meta:editing-cycles>925</meta:editing-cycles>
    <meta:document-statistic meta:table-count="0" meta:image-count="0" meta:object-count="0" meta:page-count="1" meta:paragraph-count="10" meta:word-count="162" meta:character-count="897" meta:non-whitespace-character-count="743"/>
  </office:meta>
</office:document-meta>
</file>